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master-page-name="Standard">
      <style:paragraph-properties fo:line-height="200%" style:page-number="auto"/>
    </style:style>
    <style:style style:name="P5" style:family="paragraph" style:parent-style-name="Standard">
      <style:paragraph-properties fo:line-height="200%" fo:text-align="start" style:justify-single-word="false"/>
    </style:style>
    <style:style style:name="P6" style:family="paragraph" style:parent-style-name="List_20_Paragraph" style:list-style-name="WWNum1"/>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bert Ritchie</text:p>
      <text:p text:style-name="P1">Stelanie Tsirlis</text:p>
      <text:p text:style-name="P1">IMS 390E</text:p>
      <text:p text:style-name="P1">15 December 2016</text:p>
      <text:p text:style-name="P2">The Big House 6 Reflection</text:p>
      <text:p text:style-name="P3"><text:tab/>The Big House 6 is an annual Smash Bros national held in Michigan. This year it was held in the Edward Hotel &amp; Conference center in Deerborn. In the Hotel, there were two identical conference centers on either end of the building. One was used for Melee and the other was used for Smash 4. Since the competition was open registration, they needed a massive amount of setups to make pools run smoothly. There was a whole room dedicated to this, and there were over 100 setups, which were used as friendly setups after they weren't needed for tournament. The other room is where the large stages were, these were the rooms seen on the stream. In this room, there was probably over 1000 chairs for spectators, and when top 8 came there was still not enough and most people were standing. There were four separate stages where the top 64 matches were projected, even though only two were streamed. Once top 8 was decided, only the center stage was used and all of the screens were projecting that match. Scattered throughout both rooms were various vendors. Some selling official tournament merch, fan art, controller mods, and even hand massages.</text:p>
      <text:p text:style-name="P3"><text:tab/>The viewing experience differed greatly depending on whether you saw it live or watched the stream from home. Naturally, the setting was different, but the content you actually saw was different as well. As mentioned before, not all of the top 64 bracket was streamed, so in person you got the opportunity to see many more matches, many of which were between excellent players. There was also no commentary played through the speakers, instead there were just fellow smashers around to talk <text:soft-page-break/>about the sets with. At one point while watching doubles, I even got into a debate with ESAM about Ice Climbers in doubles vs singles. There were also short clips from SSBM Tutorials played between sets which is interesting from an eSports perspective. In a lot of major competitions across different games, commentary is often simple or explained to try and appeal to viewers who don't play the game, and smash is no exception. <text:s/>All this in mind, the major difference between viewing in person and on stream was the atmosphere. It was astonishingly intense to sit among the crowd as grand finals was happening. Everyone was sitting at the edge of their seats ready to erupt when a stock is taken. There are chants breaking out constantly, ranging anywhere from people singing “Fuck em up Mango, fuck em up!” to the Star Spangled Banner. When Mango won the crowd exploded with thousands of people on their feet chanting his name.</text:p>
      <text:p text:style-name="P3"><text:tab/>This tournament could be considered a fairly normal Smash major, but in terms of eSports as a whole, it is very unique. One of the main differences is that it is open entry, so the tournament starts with thousands of people entered. Pools are seeded by Melee it on Me rankings to avoid the off chance of top players being knocked out in pools, but other than that every player entered in the tournament has the opportunity to win it. And because of this, a lot of surprising upsets occurred, many of the top players predicted to be in the top eight were eliminated before the top 32. Because of this setup, there are top players walking around the venue just like anybody else. It is incredible to see so many people who frequently appear on stream and in videos just walking a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bie</meta:initial-creator>
    <dc:creator>Robert Ritchie</dc:creator>
    <meta:editing-cycles>2</meta:editing-cycles>
    <meta:creation-date>2016-11-17T20:11:00</meta:creation-date>
    <dc:date>2016-12-14T14:17:02.67</dc:date>
    <meta:editing-duration>PT17M52S</meta:editing-duration>
    <meta:generator>OpenOffice/4.1.1$Win32 OpenOffice.org_project/411m6$Build-9775</meta:generator>
    <meta:document-statistic meta:table-count="0" meta:image-count="0" meta:object-count="0" meta:page-count="2" meta:paragraph-count="8" meta:word-count="600" meta:character-count="34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